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U" table:style-name="ta1">
        <table:shapes>
          <draw:frame draw:z-index="0" draw:style-name="gr1" draw:text-style-name="P1" svg:width="6.2988in" svg:height="3.5382in" svg:x="2.985in" svg:y="0.3043in">
            <draw:object draw:notify-on-update-of-ranges="CPU.A1:CPU.A1 CPU.A2:CPU.A9 CPU.B1:CPU.B1 CPU.B2:CPU.B9 CPU.C1:CPU.C1 CPU.C2:CPU.C9 CPU.A2:CPU.A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GIOP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40145" calcext:value-type="float">
            <text:p>1.640145</text:p>
          </table:table-cell>
          <table:table-cell office:value-type="float" office:value="0.694154" calcext:value-type="float">
            <text:p>0.694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9864" calcext:value-type="float">
            <text:p>3.29864</text:p>
          </table:table-cell>
          <table:table-cell office:value-type="float" office:value="1.402725" calcext:value-type="float">
            <text:p>1.402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72101" calcext:value-type="float">
            <text:p>4.972101</text:p>
          </table:table-cell>
          <table:table-cell office:value-type="float" office:value="2.102079" calcext:value-type="float">
            <text:p>2.1020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29281" calcext:value-type="float">
            <text:p>6.329281</text:p>
          </table:table-cell>
          <table:table-cell office:value-type="float" office:value="2.657178" calcext:value-type="float">
            <text:p>2.6571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098894" calcext:value-type="float">
            <text:p>6.098894</text:p>
          </table:table-cell>
          <table:table-cell office:value-type="float" office:value="2.372116" calcext:value-type="float">
            <text:p>2.3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91223" calcext:value-type="float">
            <text:p>5.591223</text:p>
          </table:table-cell>
          <table:table-cell office:value-type="float" office:value="2.53694" calcext:value-type="float">
            <text:p>2.536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10595" calcext:value-type="float">
            <text:p>5.610595</text:p>
          </table:table-cell>
          <table:table-cell office:value-type="float" office:value="2.694091" calcext:value-type="float">
            <text:p>2.694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04466" calcext:value-type="float">
            <text:p>6.004466</text:p>
          </table:table-cell>
          <table:table-cell office:value-type="float" office:value="2.566886" calcext:value-type="float">
            <text:p>2.566886</text:p>
          </table:table-cell>
        </table:table-row>
      </table:table>
      <table:table table:name="Memor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and/Seq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float" office:value="133.251606" calcext:value-type="float">
            <text:p>133.251606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8.68036" calcext:value-type="float">
            <text:p>8.68036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</text:p>
          </table:table-cell>
          <table:table-cell office:value-type="float" office:value="2479.496297" calcext:value-type="float">
            <text:p>2479.496297</text:p>
          </table:table-cell>
          <table:table-cell office:value-type="float" office:value="0.000394" calcext:value-type="float">
            <text:p>0.000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R</text:p>
          </table:table-cell>
          <table:table-cell office:value-type="float" office:value="1891.671942" calcext:value-type="float">
            <text:p>1891.671942</text:p>
          </table:table-cell>
          <table:table-cell office:value-type="float" office:value="0.000516" calcext:value-type="float">
            <text:p>0.000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</text:p>
          </table:table-cell>
          <table:table-cell office:value-type="float" office:value="1390.650591" calcext:value-type="float">
            <text:p>1390.650591</text:p>
          </table:table-cell>
          <table:table-cell office:value-type="float" office:value="0.719088" calcext:value-type="float">
            <text:p>0.719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</text:p>
          </table:table-cell>
          <table:table-cell office:value-type="float" office:value="1719.517192" calcext:value-type="float">
            <text:p>1719.517192</text:p>
          </table:table-cell>
          <table:table-cell office:value-type="float" office:value="0.581559" calcext:value-type="float">
            <text:p>0.5815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float" office:value="263.209844" calcext:value-type="float">
            <text:p>263.209844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4.514538" calcext:value-type="float">
            <text:p>4.514538</text:p>
          </table:table-cell>
          <table:table-cell office:value-type="float" office:value="0.000211" calcext:value-type="float">
            <text:p>0.000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</text:p>
          </table:table-cell>
          <table:table-cell office:value-type="float" office:value="4327.296078" calcext:value-type="float">
            <text:p>4327.296078</text:p>
          </table:table-cell>
          <table:table-cell office:value-type="float" office:value="0.000226" calcext:value-type="float">
            <text:p>0.000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R</text:p>
          </table:table-cell>
          <table:table-cell office:value-type="float" office:value="1526.094541" calcext:value-type="float">
            <text:p>1526.094541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</text:p>
          </table:table-cell>
          <table:table-cell office:value-type="float" office:value="2710.830615" calcext:value-type="float">
            <text:p>2710.830615</text:p>
          </table:table-cell>
          <table:table-cell office:value-type="float" office:value="0.368891" calcext:value-type="float">
            <text:p>0.368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</text:p>
          </table:table-cell>
          <table:table-cell office:value-type="float" office:value="3283.798431" calcext:value-type="float">
            <text:p>3283.798431</text:p>
          </table:table-cell>
          <table:table-cell office:value-type="float" office:value="0.304525" calcext:value-type="float">
            <text:p>0.3045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float" office:value="393.24149" calcext:value-type="float">
            <text:p>393.24149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1.212879" calcext:value-type="float">
            <text:p>1.212879</text:p>
          </table:table-cell>
          <table:table-cell office:value-type="float" office:value="0.000786" calcext:value-type="float">
            <text:p>0.000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</text:p>
          </table:table-cell>
          <table:table-cell office:value-type="float" office:value="6286.668175" calcext:value-type="float">
            <text:p>6286.668175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R</text:p>
          </table:table-cell>
          <table:table-cell office:value-type="float" office:value="1435.703415" calcext:value-type="float">
            <text:p>1435.703415</text:p>
          </table:table-cell>
          <table:table-cell office:value-type="float" office:value="0.00068" calcext:value-type="float">
            <text:p>0.00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</text:p>
          </table:table-cell>
          <table:table-cell office:value-type="float" office:value="3714.963612" calcext:value-type="float">
            <text:p>3714.963612</text:p>
          </table:table-cell>
          <table:table-cell office:value-type="float" office:value="0.269182" calcext:value-type="float">
            <text:p>0.269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</text:p>
          </table:table-cell>
          <table:table-cell office:value-type="float" office:value="5016.542178" calcext:value-type="float">
            <text:p>5016.542178</text:p>
          </table:table-cell>
          <table:table-cell office:value-type="float" office:value="0.19934" calcext:value-type="float">
            <text:p>0.19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float" office:value="511.312796" calcext:value-type="float">
            <text:p>511.312796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1.064205" calcext:value-type="float">
            <text:p>1.064205</text:p>
          </table:table-cell>
          <table:table-cell office:value-type="float" office:value="0.000896" calcext:value-type="float">
            <text:p>0.000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</text:p>
          </table:table-cell>
          <table:table-cell office:value-type="float" office:value="7826.918613" calcext:value-type="float">
            <text:p>7826.918613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R</text:p>
          </table:table-cell>
          <table:table-cell office:value-type="float" office:value="1259.886342" calcext:value-type="float">
            <text:p>1259.886342</text:p>
          </table:table-cell>
          <table:table-cell office:value-type="float" office:value="0.000775" calcext:value-type="float">
            <text:p>0.000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</text:p>
          </table:table-cell>
          <table:table-cell office:value-type="float" office:value="5059.338531" calcext:value-type="float">
            <text:p>5059.338531</text:p>
          </table:table-cell>
          <table:table-cell office:value-type="float" office:value="0.197654" calcext:value-type="float">
            <text:p>0.197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</text:p>
          </table:table-cell>
          <table:table-cell office:value-type="float" office:value="6245.235264" calcext:value-type="float">
            <text:p>6245.235264</text:p>
          </table:table-cell>
          <table:table-cell office:value-type="float" office:value="0.160122" calcext:value-type="float">
            <text:p>0.160122</text:p>
          </table:table-cell>
        </table:table-row>
      </table:table>
      <table:table table:name="Disk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q Write T</text:p>
          </table:table-cell>
          <table:table-cell office:value-type="string" calcext:value-type="string">
            <text:p>Seq Write L</text:p>
          </table:table-cell>
          <table:table-cell office:value-type="string" calcext:value-type="string">
            <text:p>Seq Read T</text:p>
          </table:table-cell>
          <table:table-cell office:value-type="string" calcext:value-type="string">
            <text:p>Seq Read L</text:p>
          </table:table-cell>
          <table:table-cell office:value-type="string" calcext:value-type="string">
            <text:p>Rand Write T</text:p>
          </table:table-cell>
          <table:table-cell office:value-type="string" calcext:value-type="string">
            <text:p>Rand Write L</text:p>
          </table:table-cell>
          <table:table-cell office:value-type="string" calcext:value-type="string">
            <text:p>Rand Read T</text:p>
          </table:table-cell>
          <table:table-cell office:value-type="string" calcext:value-type="string">
            <text:p>Rand Read 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.645975" calcext:value-type="float">
            <text:p>0.645975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3.336549" calcext:value-type="float">
            <text:p>3.336549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1.924564" calcext:value-type="float">
            <text:p>1.924564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B</text:p>
          </table:table-cell>
          <table:table-cell office:value-type="float" office:value="78.696963" calcext:value-type="float">
            <text:p>78.69696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838.400304" calcext:value-type="float">
            <text:p>1838.400304</text:p>
          </table:table-cell>
          <table:table-cell office:value-type="float" office:value="0" calcext:value-type="float">
            <text:p>0</text:p>
          </table:table-cell>
          <table:table-cell office:value-type="float" office:value="24.540034" calcext:value-type="float">
            <text:p>24.54003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06.881416" calcext:value-type="float">
            <text:p>906.88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</text:p>
          </table:table-cell>
          <table:table-cell office:value-type="float" office:value="80.22857" calcext:value-type="float">
            <text:p>80.2285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96.162452" calcext:value-type="float">
            <text:p>3096.162452</text:p>
          </table:table-cell>
          <table:table-cell office:value-type="float" office:value="0" calcext:value-type="float">
            <text:p>0</text:p>
          </table:table-cell>
          <table:table-cell office:value-type="float" office:value="41.990065" calcext:value-type="float">
            <text:p>41.99006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319.407826" calcext:value-type="float">
            <text:p>2319.407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</text:p>
          </table:table-cell>
          <table:table-cell office:value-type="float" office:value="146.816929" calcext:value-type="float">
            <text:p>146.81692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55.981621" calcext:value-type="float">
            <text:p>355.981621</text:p>
          </table:table-cell>
          <table:table-cell office:value-type="float" office:value="0" calcext:value-type="float">
            <text:p>0</text:p>
          </table:table-cell>
          <table:table-cell office:value-type="float" office:value="126.739402" calcext:value-type="float">
            <text:p>126.7394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9.982673" calcext:value-type="float">
            <text:p>109.982673</text:p>
          </table:table-cell>
          <table:table-cell office:value-type="float" office:value="0.000001" calcext:value-type="float">
            <text:p>0.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00:26:42.565000000</meta:creation-date>
    <dc:date>2014-02-05T00:33:42.621000000</dc:date>
    <meta:editing-duration>P0D</meta:editing-duration>
    <meta:editing-cycles>1</meta:editing-cycles>
    <meta:document-statistic meta:table-count="3" meta:cell-count="202" meta:object-count="1"/>
    <meta:generator>LibreOffice/4.1.0.4$Windows_x86 LibreOffice_project/89ea49ddacd9aa532507cbf852f2bb22b1ace2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8cm" xlink:href=".." xlink:type="simple" chart:class="chart:scatter" chart:style-name="ch1">
        <chart:title svg:x="6.197cm" svg:y="0.315cm" chart:style-name="ch2">
          <text:p>CPU Benchmarks</text:p>
        </chart:title>
        <chart:legend chart:legend-position="end" svg:x="13.254cm" svg:y="3.92cm" style:legend-expansion="high" chart:style-name="ch3"/>
        <chart:plot-area chart:style-name="ch4" table:cell-range-address="CPU.A1:CPU.C9" chart:data-source-has-labels="row" svg:x="1.358cm" svg:y="1.631cm" svg:width="11.256cm" svg:height="6.17cm">
          <chartooo:coordinate-region svg:x="1.794cm" svg:y="1.843cm" svg:width="10.726cm" svg:height="5.285cm"/>
          <chart:axis chart:dimension="x" chart:name="primary-x" chart:style-name="ch5">
            <chart:title svg:x="6.32cm" svg:y="7.981cm" chart:style-name="ch6">
              <text:p>Threads</text:p>
            </chart:title>
            <chart:grid chart:style-name="ch7" chart:class="major"/>
          </chart:axis>
          <chart:axis chart:dimension="y" chart:name="primary-y" chart:style-name="ch5">
            <chart:title svg:x="0.451cm" svg:y="5.488cm" chart:style-name="ch8">
              <text:p>Giga OPS</text:p>
            </chart:title>
          </chart:axis>
          <chart:series chart:style-name="ch9" chart:values-cell-range-address="CPU.B2:CPU.B9" chart:label-cell-address="CPU.B1:CPU.B1" chart:class="chart:scatter">
            <chart:domain table:cell-range-address="CPU.A2:CPU.A9"/>
            <chart:data-point chart:repeated="8"/>
          </chart:series>
          <chart:series chart:style-name="ch10" chart:values-cell-range-address="CPU.C2:CPU.C9" chart:label-cell-address="CPU.C1:CPU.C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IOPS</text:p>
                <draw:g>
                  <svg:desc>CPU.B1:CPU.B1</svg:desc>
                </draw:g>
              </table:table-cell>
              <table:table-cell office:value-type="string">
                <text:p>GFLOPS</text:p>
                <draw:g>
                  <svg:desc>CPU.C1:CP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PU.A2:CPU.A9</svg:desc>
                </draw:g>
              </table:table-cell>
              <table:table-cell office:value-type="float" office:value="1.640145">
                <text:p>1.640145</text:p>
                <draw:g>
                  <svg:desc>CPU.B2:CPU.B9</svg:desc>
                </draw:g>
              </table:table-cell>
              <table:table-cell office:value-type="float" office:value="0.694154">
                <text:p>0.694154</text:p>
                <draw:g>
                  <svg:desc>CPU.C2:CPU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29864">
                <text:p>3.29864</text:p>
              </table:table-cell>
              <table:table-cell office:value-type="float" office:value="1.402725">
                <text:p>1.402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972101">
                <text:p>4.972101</text:p>
              </table:table-cell>
              <table:table-cell office:value-type="float" office:value="2.102079">
                <text:p>2.102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329281">
                <text:p>6.329281</text:p>
              </table:table-cell>
              <table:table-cell office:value-type="float" office:value="2.657178">
                <text:p>2.657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098894">
                <text:p>6.098894</text:p>
              </table:table-cell>
              <table:table-cell office:value-type="float" office:value="2.372116">
                <text:p>2.372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1223">
                <text:p>5.591223</text:p>
              </table:table-cell>
              <table:table-cell office:value-type="float" office:value="2.53694">
                <text:p>2.53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610595">
                <text:p>5.610595</text:p>
              </table:table-cell>
              <table:table-cell office:value-type="float" office:value="2.694091">
                <text:p>2.694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004466">
                <text:p>6.004466</text:p>
              </table:table-cell>
              <table:table-cell office:value-type="float" office:value="2.566886">
                <text:p>2.566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